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9.3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7.65cm" fo:min-width="23.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8.85cm" fo:min-width="3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6cm" fo:min-width="2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8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3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4.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stroke="none" svg:stroke-color="#000000" draw:fill="none" draw:fill-color="#ffffff" fo:min-height="0.395cm"/>
    </style:style>
    <style:style style:name="gr14" style:family="graphic" style:parent-style-name="standard">
      <style:graphic-properties draw:stroke="none" svg:stroke-color="#000000" draw:fill="none" draw:fill-color="#ffffff" fo:min-height="0.19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1.6cm"/>
    </style:style>
    <style:style style:name="gr17" style:family="graphic" style:parent-style-name="standard">
      <style:graphic-properties draw:stroke="solid"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1.72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cm" fo:min-width="1.824cm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6.1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6.313cm" fo:min-width="21.296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66cm" fo:min-width="4.877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11cm" fo:min-width="5.274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11cm" fo:min-width="4.612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323cm" fo:min-width="4.612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35cm" fo:min-width="5.274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fo:min-height="5.677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58cm" fo:min-width="4.744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68cm" fo:min-width="2.758cm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6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svg:stroke-color="#000000" draw:marker-start="Arrow" draw:marker-start-width="0.3cm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0.869cm"/>
    </style:style>
    <style:style style:name="gr4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7.446cm" fo:min-width="23.547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47cm" fo:min-width="4.612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47cm" fo:min-width="5.274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33cm" fo:min-width="5.274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0.271cm" fo:min-width="4.612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4cm" fo:min-width="4.612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4cm" fo:min-width="5.278cm" fo:padding-top="0.151cm" fo:padding-bottom="0.151cm" fo:padding-left="0.276cm" fo:padding-right="0.276cm"/>
    </style:style>
    <style:style style:name="gr49" style:family="graphic" style:parent-style-name="objectwithoutfill">
      <style:graphic-properties svg:stroke-width="0.018cm" draw:marker-start="Arrow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5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646cm" fo:min-width="22.355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327cm" fo:min-width="4.758cm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92cm" fo:min-width="5.278cm" fo:padding-top="0.151cm" fo:padding-bottom="0.151cm" fo:padding-left="0.276cm" fo:padding-right="0.276cm"/>
    </style:style>
    <style:style style:name="gr53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5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68cm" fo:min-width="5.274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1" fo:font-size="36.2999992370605pt" style:font-size-asian="48pt" style:font-size-complex="4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3.6000003814697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style:font-name="Liberation Serif1" fo:font-size="33.2000007629395pt" style:font-size-asian="44pt" style:font-size-complex="44pt"/>
    </style:style>
    <style:style style:name="P10" style:family="paragraph">
      <loext:graphic-properties draw:fill-color="#ffffff"/>
      <style:paragraph-properties fo:text-align="center"/>
      <style:text-properties fo: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3.6000003814697pt" style:font-size-asian="18pt" style:font-size-complex="18pt"/>
    </style:style>
    <style:style style:name="P13" style:family="paragraph">
      <loext:graphic-properties draw:fill="none" draw:fill-color="#ffffff"/>
      <style:text-properties fo:font-size="36.2999992370605pt" style:font-size-asian="48pt" style:font-size-complex="48pt"/>
    </style:style>
    <style:style style:name="P14" style:family="paragraph">
      <loext:graphic-properties draw:fill="none" draw:fill-color="#ffffff"/>
      <style:text-properties fo:font-size="16.6000003814697pt" style:font-size-asian="22pt" style:font-size-complex="22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fffff"/>
      <style:paragraph-properties fo:text-align="center"/>
      <style:text-properties fo:font-size="10.6000003814697pt" style:font-size-asian="14pt" style:font-size-complex="14pt"/>
    </style:style>
    <style:style style:name="P20" style:family="paragraph">
      <loext:graphic-properties draw:fill-color="#ffffff"/>
      <style:paragraph-properties fo:text-align="center"/>
      <style:text-properties fo:font-size="10.6000003814697pt" style:font-size-asian="18pt" style:font-size-complex="18pt"/>
    </style:style>
    <style:style style:name="T1" style:family="text">
      <style:text-properties style:font-name="Liberation Serif1" fo:font-size="48pt" style:font-size-asian="48pt" style:font-size-complex="48pt"/>
    </style:style>
    <style:style style:name="T2" style:family="text">
      <style:text-properties fo:font-size="13.600000381469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Serif1" fo:font-size="44pt" style:font-size-asian="44pt" style:font-size-complex="4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94cm" svg:height="19.59cm" svg:x="1cm" svg:y="1cm">
          <draw:text-box>
            <text:p text:style-name="P1"><text:span text:style-name="T1">Arch</text:span><text:span text:style-name="T1">itect</text:span><text:span text:style-name="T1">ure – </text:span><text:span text:style-name="T1">Hard</text:span><text:span text:style-name="T1">ware</text:span></text:p>
            <text:p text:style-name="P1"><text:span text:style-name="T1"/></text:p>
            <text:p text:style-name="P1"><text:span text:style-name="T1">Syst</text:span><text:span text:style-name="T1">ème </text:span><text:span text:style-name="T1">de </text:span><text:span text:style-name="T1">prote</text:span><text:span text:style-name="T1">ction </text:span><text:span text:style-name="T1">et </text:span><text:span text:style-name="T1">gesti</text:span><text:span text:style-name="T1">on </text:span><text:span text:style-name="T1">de </text:span><text:span text:style-name="T1">batte</text:span><text:span text:style-name="T1">rie</text:span></text:p>
          </draw:text-box>
        </draw:frame>
      </draw:page>
      <draw:page draw:name="Architecture_Generale" draw:style-name="dp1" draw:master-page-name="Default">
        <draw:custom-shape draw:style-name="gr2" draw:text-style-name="P3" draw:layer="layout" svg:width="24.1cm" svg:height="17.9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9.1cm" svg:x="7.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3cm" svg:height="1.01cm" svg:x="8cm" svg:y="7.49cm">
          <text:p text:style-name="P1"><text:span text:style-name="T2">Modul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0" draw:id="id10" draw:layer="layout" svg:width="3cm" svg:height="1cm" svg:x="8cm" svg:y="9.5cm">
          <text:p text:style-name="P1"><text:span text:style-name="T2">Modul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cm" svg:height="1.01cm" svg:x="8cm" svg:y="12.49cm">
          <text:p text:style-name="P1"><text:span text:style-name="T2">Modul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3cm" svg:height="1.01cm" svg:x="8cm" svg:y="14.49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9.5cm" svg:y1="14.49cm" svg:x2="9.5cm" svg:y2="13.5cm" draw:start-shape="id1" draw:start-glue-point="0" draw:end-shape="id2" draw:end-glue-point="2" svg:d="M9500 14490v-990" svg:viewBox="0 0 1 991">
          <text:p/>
        </draw:connector>
        <draw:connector draw:style-name="gr6" draw:text-style-name="P1" draw:layer="layout" svg:x1="9.486cm" svg:y1="9.49cm" svg:x2="9.486cm" svg:y2="8.5cm" svg:d="M9486 9490v-990" svg:viewBox="0 0 1 991">
          <text:p/>
        </draw:connector>
        <draw:frame draw:style-name="gr7" draw:text-style-name="P5" draw:layer="layout" svg:width="0.689cm" svg:height="2.1cm" svg:x="8.301cm" svg:y="10.4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custom-shape draw:style-name="gr8" draw:text-style-name="P4" xml:id="id4" draw:id="id4" draw:layer="layout" svg:width="4cm" svg:height="3cm" svg:x="13cm" svg:y="7.5cm">
          <text:p text:style-name="P1"><text:span text:style-name="T2">Module </text:span><text:span text:style-name="T2">Escl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3" draw:id="id3" draw:layer="layout" svg:width="5cm" svg:height="6cm" svg:x="19cm" svg:y="8cm">
          <text:p text:style-name="P1"><text:span text:style-name="T2">Modul</text:span><text:span text:style-name="T2">e </text:span><text:span text:style-name="T2">Maîtr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3" draw:id="id13" draw:layer="layout" svg:width="4cm" svg:height="2cm" svg:x="12.2cm" svg:y="17.5cm">
          <text:p text:style-name="P1"><text:span text:style-name="T2">Lecteur de </text:span><text:span text:style-name="T2">couran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cm" svg:height="3cm" svg:x="13cm" svg:y="12.5cm">
          <text:p text:style-name="P1"><text:span text:style-name="T2">Module </text:span><text:span text:style-name="T2">Esclave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0.689cm" svg:height="2.1cm" svg:x="15.102cm" svg:y="10.4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frame draw:style-name="gr11" draw:text-style-name="P6" draw:layer="layout" svg:width="0.689cm" svg:height="1.3cm" svg:x="8.411cm" svg:y="8.3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11" draw:text-style-name="P6" draw:layer="layout" svg:width="0.689cm" svg:height="1.3cm" svg:x="8.312cm" svg:y="13.4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12" draw:text-style-name="P7" draw:layer="layout" svg:width="1cm" svg:height="0.962cm" svg:x="8.5cm" svg:y="6cm">
          <draw:text-box>
            <text:p>+</text:p>
          </draw:text-box>
        </draw:frame>
        <draw:frame draw:style-name="gr12" draw:text-style-name="P7" xml:id="id11" draw:id="id11" draw:layer="layout" svg:width="0.8cm" svg:height="0.962cm" svg:x="8.7cm" svg:y="16.1cm">
          <draw:text-box>
            <text:p>-</text:p>
          </draw:text-box>
        </draw:frame>
        <draw:frame draw:style-name="gr13" draw:text-style-name="P8" draw:layer="layout" svg:width="0.7cm" svg:height="0.645cm" svg:x="9.5cm" svg:y="6.955cm">
          <draw:text-box>
            <text:p><text:span text:style-name="T5">+</text:span></text:p>
          </draw:text-box>
        </draw:frame>
        <draw:frame draw:style-name="gr13" draw:text-style-name="P8" draw:layer="layout" svg:width="0.7cm" svg:height="0.645cm" svg:x="9.5cm" svg:y="9cm">
          <draw:text-box>
            <text:p><text:span text:style-name="T5">+</text:span></text:p>
          </draw:text-box>
        </draw:frame>
        <draw:frame draw:style-name="gr14" draw:text-style-name="P8" draw:layer="layout" svg:width="0.6cm" svg:height="0.645cm" svg:x="9.5cm" svg:y="8.355cm">
          <draw:text-box>
            <text:p><text:span text:style-name="T5">-</text:span></text:p>
          </draw:text-box>
        </draw:frame>
        <draw:frame draw:style-name="gr13" draw:text-style-name="P8" draw:layer="layout" svg:width="0.7cm" svg:height="0.645cm" svg:x="9.5cm" svg:y="10.359cm">
          <draw:text-box>
            <text:p><text:span text:style-name="T5">-</text:span></text:p>
          </draw:text-box>
        </draw:frame>
        <draw:frame draw:style-name="gr13" draw:text-style-name="P8" draw:layer="layout" svg:width="0.7cm" svg:height="0.645cm" svg:x="9.5cm" svg:y="13.96cm">
          <draw:text-box>
            <text:p><text:span text:style-name="T5">+</text:span></text:p>
          </draw:text-box>
        </draw:frame>
        <draw:frame draw:style-name="gr13" draw:text-style-name="P8" draw:layer="layout" svg:width="0.7cm" svg:height="0.645cm" svg:x="9.5cm" svg:y="15.455cm">
          <draw:text-box>
            <text:p><text:span text:style-name="T5">-</text:span></text:p>
          </draw:text-box>
        </draw:frame>
        <draw:custom-shape draw:style-name="gr15" draw:text-style-name="P4" xml:id="id6" draw:id="id6" draw:layer="layout" svg:width="3cm" svg:height="2cm" svg:x="4cm" svg:y="3.5cm">
          <text:p text:style-name="P1"><text:span text:style-name="T2">Contacteur </text:span><text:span text:style-name="T2">Positif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8" draw:id="id8" draw:layer="layout" svg:width="3cm" svg:height="2cm" svg:x="4cm" svg:y="17.5cm">
          <text:p text:style-name="P1"><text:span text:style-name="T2">Contacteur </text:span><text:span text:style-name="T2">Négatif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7" draw:id="id7" draw:layer="layout" svg:width="2.1cm" svg:height="6cm" svg:x="2cm" svg:y="8.5cm">
          <text:p text:style-name="P1"><text:span text:style-name="T2">L</text:span><text:span text:style-name="T2">o</text:span><text:span text:style-name="T2">a</text:span><text:span text:style-name="T2">d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9cm" svg:y1="11cm" svg:x2="17cm" svg:y2="9cm" draw:start-shape="id3" draw:start-glue-point="3" draw:end-shape="id4" draw:end-glue-point="1" svg:d="M19000 11000h-1000v-2000h-1000" svg:viewBox="0 0 2001 2001">
          <text:p/>
        </draw:connector>
        <draw:connector draw:style-name="gr18" draw:text-style-name="P1" draw:layer="layout" svg:x1="19cm" svg:y1="11cm" svg:x2="17cm" svg:y2="14cm" draw:start-shape="id3" draw:start-glue-point="3" draw:end-shape="id5" svg:d="M19000 11000h-1000v3000h-1000" svg:viewBox="0 0 2001 3001">
          <text:p/>
        </draw:connector>
        <draw:connector draw:style-name="gr6" draw:text-style-name="P1" draw:layer="layout" svg:x1="4cm" svg:y1="4.5cm" svg:x2="3.05cm" svg:y2="8.5cm" draw:start-shape="id6" draw:start-glue-point="3" draw:end-shape="id7" draw:end-glue-point="0" svg:d="M4000 4500h-950v4000" svg:viewBox="0 0 951 4001">
          <text:p/>
        </draw:connector>
        <draw:connector draw:style-name="gr6" draw:text-style-name="P1" draw:layer="layout" svg:x1="3.05cm" svg:y1="14.5cm" svg:x2="4cm" svg:y2="18.5cm" draw:start-shape="id7" draw:start-glue-point="2" draw:end-shape="id8" draw:end-glue-point="3" svg:d="M3050 14500v4000h950" svg:viewBox="0 0 951 4001">
          <text:p/>
        </draw:connector>
        <draw:connector draw:style-name="gr18" draw:text-style-name="P1" draw:layer="layout" svg:x1="21.5cm" svg:y1="14cm" svg:x2="5.5cm" svg:y2="19.5cm" draw:start-shape="id3" draw:start-glue-point="2" draw:end-shape="id8" draw:end-glue-point="2" svg:d="M21500 14000v6001h-16000v-501" svg:viewBox="0 0 16001 6002">
          <text:p/>
        </draw:connector>
        <draw:connector draw:style-name="gr18" draw:text-style-name="P1" draw:layer="layout" svg:x1="21.5cm" svg:y1="8cm" svg:x2="5.5cm" svg:y2="3.5cm" draw:start-shape="id3" draw:start-glue-point="0" draw:end-shape="id6" draw:end-glue-point="0" svg:d="M21500 8000v-5001h-16000v501" svg:viewBox="0 0 16001 5002">
          <text:p/>
        </draw:connector>
        <draw:connector draw:style-name="gr18" draw:text-style-name="P1" draw:layer="layout" svg:x1="13cm" svg:y1="9cm" svg:x2="11cm" svg:y2="7.995cm" draw:start-shape="id4" draw:start-glue-point="3" draw:end-shape="id9" draw:end-glue-point="1" svg:d="M13000 9000h-1000v-1005h-1000" svg:viewBox="0 0 2001 1006">
          <text:p/>
        </draw:connector>
        <draw:connector draw:style-name="gr18" draw:text-style-name="P1" draw:layer="layout" svg:x1="13cm" svg:y1="9cm" svg:x2="11cm" svg:y2="10cm" draw:start-shape="id4" draw:start-glue-point="3" draw:end-shape="id10" draw:end-glue-point="1" svg:d="M13000 9000h-1000v1000h-1000" svg:viewBox="0 0 2001 1001">
          <text:p/>
        </draw:connector>
        <draw:connector draw:style-name="gr18" draw:text-style-name="P1" draw:layer="layout" svg:x1="13cm" svg:y1="14cm" svg:x2="11cm" svg:y2="12.995cm" draw:start-shape="id5" draw:start-glue-point="3" draw:end-shape="id2" svg:d="M13000 14000h-1000v-1005h-1000" svg:viewBox="0 0 2001 1006">
          <text:p/>
        </draw:connector>
        <draw:connector draw:style-name="gr18" draw:text-style-name="P1" draw:layer="layout" svg:x1="13cm" svg:y1="14cm" svg:x2="11cm" svg:y2="14.995cm" draw:start-shape="id5" draw:start-glue-point="3" draw:end-shape="id1" draw:end-glue-point="1" svg:d="M13000 14000h-1000v995h-1000" svg:viewBox="0 0 2001 996">
          <text:p/>
        </draw:connector>
        <draw:frame draw:style-name="gr19" draw:text-style-name="P7" draw:layer="layout" svg:width="2.686cm" svg:height="0.962cm" svg:x="4.7cm" svg:y="10.438cm">
          <draw:text-box>
            <text:p>Batterie</text:p>
          </draw:text-box>
        </draw:frame>
        <draw:connector draw:style-name="gr18" draw:text-style-name="P1" draw:layer="layout" svg:x1="21.5cm" svg:y1="14cm" svg:x2="9.5cm" svg:y2="16.581cm" draw:start-shape="id3" draw:start-glue-point="2" draw:end-shape="id11" draw:end-glue-point="1" svg:d="M21500 14000v2581h-12000" svg:viewBox="0 0 12001 2582">
          <text:p/>
        </draw:connector>
        <draw:frame draw:style-name="gr20" draw:text-style-name="P9" draw:layer="layout" svg:width="25.94cm" svg:height="1.97cm" svg:x="1cm" svg:y="0.802cm">
          <draw:text-box>
            <text:p text:style-name="P1"><text:span text:style-name="T6">Archit</text:span><text:span text:style-name="T6">ecture </text:span><text:span text:style-name="T6">Génér</text:span><text:span text:style-name="T6">ale</text:span></text:p>
          </draw:text-box>
        </draw:frame>
        <draw:custom-shape draw:style-name="gr21" draw:text-style-name="P10" draw:layer="layout" svg:width="2.9cm" svg:height="2cm" svg:x="24.04cm" svg:y="10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4" xml:id="id12" draw:id="id12" draw:layer="layout" svg:width="3cm" svg:height="2cm" svg:x="8cm" svg:y="17.5cm">
          <text:p text:style-name="P1"><text:span text:style-name="T2">R</text:span><text:span text:style-name="T2">é</text:span><text:span text:style-name="T2">s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 </text:span><text:span text:style-name="T2">d</text:span><text:span text:style-name="T2">e</text:span><text:span text:style-name="T2"> </text:span><text:span text:style-name="T2">m</text:span><text:span text:style-name="T2">e</text:span><text:span text:style-name="T2">s</text:span><text:span text:style-name="T2">u</text:span><text:span text:style-name="T2">r</text:span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9.5cm" svg:y1="12.49cm" svg:x2="9.5cm" svg:y2="10.5cm" draw:start-shape="id2" draw:start-glue-point="0" draw:end-shape="id10" draw:end-glue-point="2" svg:d="M9500 12490v-1990" svg:viewBox="0 0 1 1991">
          <text:p/>
        </draw:connector>
        <draw:frame draw:style-name="gr13" draw:text-style-name="P8" draw:layer="layout" svg:width="0.7cm" svg:height="0.645cm" svg:x="9.5cm" svg:y="12.001cm">
          <draw:text-box>
            <text:p><text:span text:style-name="T5">+</text:span></text:p>
          </draw:text-box>
        </draw:frame>
        <draw:frame draw:style-name="gr13" draw:text-style-name="P8" draw:layer="layout" svg:width="0.7cm" svg:height="0.645cm" svg:x="9.5cm" svg:y="13.356cm">
          <draw:text-box>
            <text:p><text:span text:style-name="T5">-</text:span></text:p>
          </draw:text-box>
        </draw:frame>
        <draw:connector draw:style-name="gr6" draw:text-style-name="P1" draw:layer="layout" svg:x1="7cm" svg:y1="4.5cm" svg:x2="9.5cm" svg:y2="7.49cm" draw:start-shape="id6" draw:start-glue-point="1" draw:end-shape="id9" draw:end-glue-point="0" svg:d="M7000 4500h2500v2990" svg:viewBox="0 0 2501 2991">
          <text:p/>
        </draw:connector>
        <draw:connector draw:style-name="gr6" draw:text-style-name="P1" draw:layer="layout" svg:x1="9.5cm" svg:y1="17.5cm" svg:x2="9.5cm" svg:y2="15.5cm" draw:start-shape="id12" draw:start-glue-point="0" draw:end-shape="id1" draw:end-glue-point="2" svg:d="M9500 17500v-2000" svg:viewBox="0 0 1 2001">
          <text:p/>
        </draw:connector>
        <draw:connector draw:style-name="gr6" draw:text-style-name="P1" draw:layer="layout" svg:x1="7cm" svg:y1="18.5cm" svg:x2="8cm" svg:y2="18.5cm" draw:start-shape="id8" draw:start-glue-point="1" draw:end-shape="id12" draw:end-glue-point="3" svg:d="M7000 18500h1000" svg:viewBox="0 0 1001 1">
          <text:p/>
        </draw:connector>
        <draw:line draw:style-name="gr22" draw:text-style-name="P11" draw:layer="layout" svg:x1="3.1cm" svg:y1="6cm" svg:x2="20.4cm" svg:y2="6cm">
          <text:p/>
        </draw:line>
        <draw:line draw:style-name="gr23" draw:text-style-name="P11" draw:layer="layout" svg:x1="20.4cm" svg:y1="6cm" svg:x2="20.4cm" svg:y2="8cm">
          <text:p/>
        </draw:line>
        <draw:connector draw:style-name="gr23" draw:text-style-name="P11" draw:layer="layout" svg:x1="11cm" svg:y1="18.5cm" svg:x2="12.2cm" svg:y2="18.5cm" draw:start-shape="id12" draw:start-glue-point="1" draw:end-shape="id13" draw:end-glue-point="3" svg:d="M11000 18500h1200" svg:viewBox="0 0 1201 1">
          <text:p/>
        </draw:connector>
        <draw:line draw:style-name="gr22" draw:text-style-name="P11" draw:layer="layout" svg:x1="16.2cm" svg:y1="18.5cm" svg:x2="22.8cm" svg:y2="18.5cm">
          <text:p/>
        </draw:line>
        <draw:line draw:style-name="gr23" draw:text-style-name="P11" draw:layer="layout" svg:x1="22.8cm" svg:y1="18.5cm" svg:x2="22.8cm" svg:y2="14cm">
          <text:p/>
        </draw:line>
        <draw:custom-shape draw:style-name="gr24" draw:text-style-name="P4" xml:id="id14" draw:id="id14" draw:layer="layout" svg:width="6.6cm" svg:height="1.8cm" svg:x="11.7cm" svg:y="3.3cm">
          <text:p text:style-name="P1"><text:span text:style-name="T2">Capteur </text:span><text:span text:style-name="T2">de </text:span><text:span text:style-name="T2">températ</text:span><text:span text:style-name="T2">ure</text:span></text:p>
          <text:p text:style-name="P1"><text:span text:style-name="T2">(Sur </text:span><text:span text:style-name="T2">chaque </text:span><text:span text:style-name="T2">module </text:span><text:span text:style-name="T2">Esclave)</text:span></text:p>
          <draw:enhanced-geometry svg:viewBox="0 0 21600 21600" draw:type="rectangle" draw:enhanced-path="M 0 0 L 21600 0 21600 21600 0 21600 0 0 Z N"/>
        </draw:custom-shape>
        <draw:connector draw:style-name="gr25" draw:text-style-name="P11" draw:layer="layout" svg:x1="15cm" svg:y1="5.1cm" svg:x2="15cm" svg:y2="7.5cm" draw:start-shape="id14" draw:start-glue-point="2" draw:end-shape="id4" draw:end-glue-point="0" svg:d="M15000 5100v2400" svg:viewBox="0 0 1 2401">
          <text:p/>
        </draw:connector>
      </draw:page>
      <draw:page draw:name="Slave" draw:style-name="dp1" draw:master-page-name="Default">
        <draw:custom-shape draw:style-name="gr26" draw:text-style-name="P3" draw:layer="layout" svg:width="21.848cm" svg:height="16.615cm" svg:x="3.118cm" svg:y="2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15" draw:id="id15" draw:layer="layout" svg:width="5.429cm" svg:height="2.568cm" svg:x="7.62cm" svg:y="8.098cm">
          <text:p text:style-name="P1"><text:span text:style-name="T2">S</text:span><text:span text:style-name="T2">T</text:span><text:span text:style-name="T2">M</text:span><text:span text:style-name="T2">32</text:span><text:span text:style-name="T2">F</text:span><text:span text:style-name="T2">44</text:span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5.826cm" svg:height="1.813cm" svg:x="9.342cm" svg:y="17.009cm">
          <text:p text:style-name="P1"><text:span text:style-name="T7">C</text:span><text:span text:style-name="T7">i</text:span><text:span text:style-name="T7">r</text:span><text:span text:style-name="T7">c</text:span><text:span text:style-name="T7">u</text:span><text:span text:style-name="T7">i</text:span><text:span text:style-name="T7">t </text:span><text:span text:style-name="T7">d</text:span><text:span text:style-name="T7">e</text:span><text:span text:style-name="T7"> </text:span><text:span text:style-name="T7">l</text:span><text:span text:style-name="T7">e</text:span><text:span text:style-name="T7">c</text:span><text:span text:style-name="T7">t</text:span><text:span text:style-name="T7">u</text:span><text:span text:style-name="T7">r</text:span><text:span text:style-name="T7">e</text:span><text:span text:style-name="T7"> </text:span><text:span text:style-name="T7">d</text:span><text:span text:style-name="T7">e</text:span><text:span text:style-name="T7"> </text:span><text:span text:style-name="T7">t</text:span><text:span text:style-name="T7">e</text:span><text:span text:style-name="T7">m</text:span><text:span text:style-name="T7">p</text:span><text:span text:style-name="T7">é</text:span><text:span text:style-name="T7">r</text:span><text:span text:style-name="T7">a</text:span><text:span text:style-name="T7">t</text:span><text:span text:style-name="T7">u</text:span><text:span text:style-name="T7">r</text:span><text:span text:style-name="T7">e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5.164cm" svg:height="1.813cm" svg:x="3.516cm" svg:y="17.009cm">
          <text:p text:style-name="P1"><text:span text:style-name="T7">C</text:span><text:span text:style-name="T7">o</text:span><text:span text:style-name="T7">n</text:span><text:span text:style-name="T7">n</text:span><text:span text:style-name="T7">e</text:span><text:span text:style-name="T7">ct</text:span><text:span text:style-name="T7">e</text:span><text:span text:style-name="T7">u</text:span><text:span text:style-name="T7">r </text:span><text:span text:style-name="T7">2 </text:span><text:span text:style-name="T7">p</text:span><text:span text:style-name="T7">o</text:span><text:span text:style-name="T7">si</text:span><text:span text:style-name="T7">ti</text:span><text:span text:style-name="T7">o</text:span><text:span text:style-name="T7">n</text:span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5.164cm" svg:height="3.625cm" svg:x="3.516cm" svg:y="12.176cm">
          <text:p text:style-name="P1"><text:span text:style-name="T7">C</text:span><text:span text:style-name="T7">o</text:span><text:span text:style-name="T7">n</text:span><text:span text:style-name="T7">n</text:span><text:span text:style-name="T7">e</text:span><text:span text:style-name="T7">ct</text:span><text:span text:style-name="T7">e</text:span><text:span text:style-name="T7">u</text:span><text:span text:style-name="T7">r </text:span><text:span text:style-name="T7">2 </text:span><text:span text:style-name="T7">p</text:span><text:span text:style-name="T7">o</text:span><text:span text:style-name="T7">si</text:span><text:span text:style-name="T7">ti</text:span><text:span text:style-name="T7">o</text:span><text:span text:style-name="T7">n</text:span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5.826cm" svg:height="1.737cm" svg:x="9.342cm" svg:y="12.176cm">
          <text:p text:style-name="P1"><text:span text:style-name="T7">Circuit </text:span><text:span text:style-name="T7">de </text:span><text:span text:style-name="T7">lecture </text:span><text:span text:style-name="T7">de </text:span><text:span text:style-name="T7">tension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5.826cm" svg:height="1.737cm" svg:x="9.342cm" svg:y="14.064cm">
          <text:p text:style-name="P1"><text:span text:style-name="T7">Circu</text:span><text:span text:style-name="T7">it de </text:span><text:span text:style-name="T7">bala</text:span><text:span text:style-name="T7">nce</text:span><text:span text:style-name="T7">ment</text:span></text:p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.589cm" svg:height="5.927cm" svg:x="4.575cm" svg:y="6.361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custom-shape draw:style-name="gr30" draw:text-style-name="P12" draw:layer="layout" svg:width="5.164cm" svg:height="3.625cm" svg:x="3.516cm" svg:y="2.887cm">
          <text:p text:style-name="P1"><text:span text:style-name="T7">Connecteur 2 positions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5.826cm" svg:height="1.737cm" svg:x="9.342cm" svg:y="2.887cm">
          <text:p text:style-name="P1"><text:span text:style-name="T7">C</text:span><text:span text:style-name="T7">i</text:span><text:span text:style-name="T7">r</text:span><text:span text:style-name="T7">c</text:span><text:span text:style-name="T7">u</text:span><text:span text:style-name="T7">i</text:span><text:span text:style-name="T7">t </text:span><text:span text:style-name="T7">d</text:span><text:span text:style-name="T7">e</text:span><text:span text:style-name="T7"> </text:span><text:span text:style-name="T7">l</text:span><text:span text:style-name="T7">e</text:span><text:span text:style-name="T7">c</text:span><text:span text:style-name="T7">t</text:span><text:span text:style-name="T7">u</text:span><text:span text:style-name="T7">r</text:span><text:span text:style-name="T7">e</text:span><text:span text:style-name="T7"> </text:span><text:span text:style-name="T7">d</text:span><text:span text:style-name="T7">e</text:span><text:span text:style-name="T7"> </text:span><text:span text:style-name="T7">t</text:span><text:span text:style-name="T7">e</text:span><text:span text:style-name="T7">n</text:span><text:span text:style-name="T7">s</text:span><text:span text:style-name="T7">i</text:span><text:span text:style-name="T7">o</text:span><text:span text:style-name="T7">n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5.826cm" svg:height="1.737cm" svg:x="9.342cm" svg:y="4.775cm">
          <text:p text:style-name="P1"><text:span text:style-name="T7">C</text:span><text:span text:style-name="T7">i</text:span><text:span text:style-name="T7">r</text:span><text:span text:style-name="T7">c</text:span><text:span text:style-name="T7">u</text:span><text:span text:style-name="T7">i</text:span><text:span text:style-name="T7">t </text:span><text:span text:style-name="T7">d</text:span><text:span text:style-name="T7">e</text:span><text:span text:style-name="T7"> </text:span><text:span text:style-name="T7">b</text:span><text:span text:style-name="T7">a</text:span><text:span text:style-name="T7">l</text:span><text:span text:style-name="T7">a</text:span><text:span text:style-name="T7">n</text:span><text:span text:style-name="T7">c</text:span><text:span text:style-name="T7">e</text:span><text:span text:style-name="T7">m</text:span><text:span text:style-name="T7">e</text:span><text:span text:style-name="T7">n</text:span><text:span text:style-name="T7">t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5.296cm" svg:height="1.36cm" svg:x="19.141cm" svg:y="9.457cm">
          <text:p text:style-name="P1"><text:span text:style-name="T7">C</text:span><text:span text:style-name="T7">o</text:span><text:span text:style-name="T7">n</text:span><text:span text:style-name="T7">n</text:span><text:span text:style-name="T7">e</text:span><text:span text:style-name="T7">c</text:span><text:span text:style-name="T7">t</text:span><text:span text:style-name="T7">e</text:span><text:span text:style-name="T7">u</text:span><text:span text:style-name="T7">r</text:span></text:p>
          <text:p text:style-name="P1"><text:span text:style-name="T7">C</text:span><text:span text:style-name="T7">A</text:span><text:span text:style-name="T7">N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5.296cm" svg:height="1.36cm" svg:x="19.141cm" svg:y="7.947cm">
          <text:p text:style-name="P1"><text:span text:style-name="T7">C</text:span><text:span text:style-name="T7">o</text:span><text:span text:style-name="T7">n</text:span><text:span text:style-name="T7">n</text:span><text:span text:style-name="T7">e</text:span><text:span text:style-name="T7">c</text:span><text:span text:style-name="T7">t</text:span><text:span text:style-name="T7">e</text:span><text:span text:style-name="T7">u</text:span><text:span text:style-name="T7">r</text:span></text:p>
          <text:p text:style-name="P1"><text:span text:style-name="T7">C</text:span><text:span text:style-name="T7">A</text:span><text:span text:style-name="T7">N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xml:id="id16" draw:id="id16" draw:layer="layout" svg:width="3.31cm" svg:height="2.87cm" svg:x="15.565cm" svg:y="7.947cm">
          <text:p text:style-name="P1"><text:span text:style-name="T7">Driver</text:span></text:p>
          <text:p text:style-name="P1"><text:span text:style-name="T7">CAN</text:span>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.132cm" svg:y1="12.781cm" svg:x2="3.515cm" svg:y2="12.781cm">
          <text:p/>
        </draw:line>
        <draw:line draw:style-name="gr35" draw:text-style-name="P11" draw:layer="layout" svg:x1="1.097cm" svg:y1="3.492cm" svg:x2="3.48cm" svg:y2="3.492cm">
          <text:p/>
        </draw:line>
        <draw:line draw:style-name="gr35" draw:text-style-name="P11" draw:layer="layout" svg:x1="24.437cm" svg:y1="8.627cm" svg:x2="26.82cm" svg:y2="8.627cm">
          <text:p/>
        </draw:line>
        <draw:line draw:style-name="gr35" draw:text-style-name="P11" draw:layer="layout" svg:x1="26.82cm" svg:y1="10.138cm" svg:x2="24.437cm" svg:y2="10.138cm">
          <text:p/>
        </draw:line>
        <draw:line draw:style-name="gr35" draw:text-style-name="P11" draw:layer="layout" svg:x1="1.097cm" svg:y1="17.992cm" svg:x2="3.48cm" svg:y2="17.992cm">
          <text:p/>
        </draw:line>
        <draw:connector draw:style-name="gr36" draw:text-style-name="P11" draw:layer="layout" svg:x1="13.049cm" svg:y1="9.382cm" svg:x2="15.565cm" svg:y2="9.382cm" draw:start-shape="id15" draw:start-glue-point="1" draw:end-shape="id16" draw:end-glue-point="3" svg:d="M13049 9382h2516" svg:viewBox="0 0 2517 1">
          <text:p/>
        </draw:connector>
        <draw:line draw:style-name="gr37" draw:text-style-name="P1" xml:id="id17" draw:id="id17" draw:layer="layout" svg:x1="15.168cm" svg:y1="5.606cm" svg:x2="18.346cm" svg:y2="5.606cm">
          <text:p/>
        </draw:line>
        <draw:connector draw:style-name="gr38" draw:text-style-name="P1" draw:layer="layout" draw:line-skew="0.268cm" svg:x1="10.334cm" svg:y1="8.098cm" svg:x2="18.346cm" svg:y2="5.606cm" draw:start-shape="id15" draw:start-glue-point="0" draw:end-shape="id17" draw:end-glue-point="1" svg:d="M10334 8098v-896h8012v-1596" svg:viewBox="0 0 8013 2493">
          <text:p/>
        </draw:connector>
        <draw:line draw:style-name="gr39" draw:text-style-name="P11" xml:id="id18" draw:id="id18" draw:layer="layout" svg:x1="15.168cm" svg:y1="3.718cm" svg:x2="18.346cm" svg:y2="3.718cm">
          <text:p/>
        </draw:line>
        <draw:connector draw:style-name="gr38" draw:text-style-name="P1" draw:layer="layout" svg:x1="18.346cm" svg:y1="3.718cm" svg:x2="18.346cm" svg:y2="5.606cm" draw:start-shape="id18" draw:start-glue-point="1" draw:end-shape="id17" draw:end-glue-point="1" svg:d="M18346 3718v1888" svg:viewBox="0 0 1 1889">
          <text:p/>
        </draw:connector>
        <draw:line draw:style-name="gr39" draw:text-style-name="P11" xml:id="id19" draw:id="id19" draw:layer="layout" svg:x1="15.168cm" svg:y1="13.082cm" svg:x2="17.419cm" svg:y2="13.082cm">
          <text:p/>
        </draw:line>
        <draw:line draw:style-name="gr37" draw:text-style-name="P1" xml:id="id20" draw:id="id20" draw:layer="layout" svg:x1="15.168cm" svg:y1="14.895cm" svg:x2="17.419cm" svg:y2="14.895cm">
          <text:p/>
        </draw:line>
        <draw:connector draw:style-name="gr38" draw:text-style-name="P1" draw:layer="layout" svg:x1="17.419cm" svg:y1="13.082cm" svg:x2="17.419cm" svg:y2="14.895cm" draw:start-shape="id19" draw:start-glue-point="1" draw:end-shape="id20" draw:end-glue-point="1" svg:d="M17419 13082v1813" svg:viewBox="0 0 1 1814">
          <text:p/>
        </draw:connector>
        <draw:line draw:style-name="gr40" draw:text-style-name="P1" draw:layer="layout" svg:x1="8.68cm" svg:y1="14.97cm" svg:x2="9.21cm" svg:y2="14.97cm">
          <text:p/>
        </draw:line>
        <draw:line draw:style-name="gr40" draw:text-style-name="P1" draw:layer="layout" svg:x1="8.713cm" svg:y1="5.606cm" svg:x2="9.243cm" svg:y2="5.606cm">
          <text:p/>
        </draw:line>
        <draw:line draw:style-name="gr25" draw:text-style-name="P11" draw:layer="layout" svg:x1="8.679cm" svg:y1="3.718cm" svg:x2="9.341cm" svg:y2="3.718cm">
          <text:p/>
        </draw:line>
        <draw:line draw:style-name="gr25" draw:text-style-name="P11" draw:layer="layout" svg:x1="8.679cm" svg:y1="13.007cm" svg:x2="9.341cm" svg:y2="13.007cm">
          <text:p/>
        </draw:line>
        <draw:line draw:style-name="gr35" draw:text-style-name="P11" draw:layer="layout" svg:x1="1.064cm" svg:y1="5.833cm" svg:x2="3.447cm" svg:y2="5.833cm">
          <text:p/>
        </draw:line>
        <draw:frame draw:style-name="gr41" draw:text-style-name="P14" draw:layer="layout" svg:width="1.192cm" svg:height="1.119cm" svg:x="1.264cm" svg:y="2.736cm">
          <draw:text-box>
            <text:p><text:span text:style-name="T9">+</text:span></text:p>
          </draw:text-box>
        </draw:frame>
        <draw:frame draw:style-name="gr41" draw:text-style-name="P14" draw:layer="layout" svg:width="1.192cm" svg:height="1.119cm" svg:x="1.264cm" svg:y="12.026cm">
          <draw:text-box>
            <text:p><text:span text:style-name="T9">+</text:span></text:p>
          </draw:text-box>
        </draw:frame>
        <draw:frame draw:style-name="gr41" draw:text-style-name="P14" draw:layer="layout" svg:width="1.192cm" svg:height="1.119cm" svg:x="1.397cm" svg:y="5.154cm">
          <draw:text-box>
            <text:p><text:span text:style-name="T9">-</text:span></text:p>
          </draw:text-box>
        </draw:frame>
        <draw:frame draw:style-name="gr41" draw:text-style-name="P14" draw:layer="layout" svg:width="1.192cm" svg:height="1.119cm" svg:x="1.397cm" svg:y="5.155cm">
          <draw:text-box>
            <text:p><text:span text:style-name="T9">-</text:span></text:p>
          </draw:text-box>
        </draw:frame>
        <draw:line draw:style-name="gr35" draw:text-style-name="P11" draw:layer="layout" svg:x1="1.161cm" svg:y1="15.201cm" svg:x2="3.544cm" svg:y2="15.201cm">
          <text:p/>
        </draw:line>
        <draw:frame draw:style-name="gr41" draw:text-style-name="P14" draw:layer="layout" svg:width="1.192cm" svg:height="1.119cm" svg:x="1.495cm" svg:y="14.523cm">
          <draw:text-box>
            <text:p><text:span text:style-name="T9">-</text:span></text:p>
          </draw:text-box>
        </draw:frame>
        <draw:frame draw:style-name="gr20" draw:text-style-name="P9" draw:layer="layout" svg:width="25.94cm" svg:height="1.97cm" svg:x="1cm" svg:y="0.759cm">
          <draw:text-box>
            <text:p text:style-name="P1"><text:span text:style-name="T6">Mo</text:span><text:span text:style-name="T6">dul</text:span><text:span text:style-name="T6">e </text:span><text:span text:style-name="T6">Esc</text:span><text:span text:style-name="T6">lav</text:span><text:span text:style-name="T6">e</text:span></text:p>
          </draw:text-box>
        </draw:frame>
        <draw:line draw:style-name="gr39" draw:text-style-name="P11" xml:id="id21" draw:id="id21" draw:layer="layout" svg:x1="15.151cm" svg:y1="17.916cm" svg:x2="17.419cm" svg:y2="17.916cm">
          <text:p/>
        </draw:line>
        <draw:connector draw:style-name="gr38" draw:text-style-name="P1" draw:layer="layout" svg:x1="17.419cm" svg:y1="14.895cm" svg:x2="17.419cm" svg:y2="17.916cm" draw:start-shape="id20" draw:start-glue-point="1" draw:end-shape="id21" draw:end-glue-point="1" svg:d="M17419 14895v3021" svg:viewBox="0 0 1 3022">
          <text:p/>
        </draw:connector>
        <draw:connector draw:style-name="gr38" draw:text-style-name="P1" draw:layer="layout" draw:line-skew="-0.319cm" svg:x1="10.334cm" svg:y1="10.666cm" svg:x2="17.419cm" svg:y2="13.082cm" draw:start-shape="id15" draw:start-glue-point="2" draw:end-shape="id19" draw:end-glue-point="1" svg:d="M10334 10666v808h7085v1608" svg:viewBox="0 0 7086 2417">
          <text:p/>
        </draw:connector>
      </draw:page>
      <draw:page draw:name="Maitre" draw:style-name="dp1" draw:master-page-name="Default">
        <draw:custom-shape draw:style-name="gr42" draw:text-style-name="P3" draw:layer="layout" svg:width="24.099cm" svg:height="17.748cm" svg:x="2.589cm" svg:y="2.4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5.164cm" svg:height="1.749cm" svg:x="3.516cm" svg:y="14.7cm">
          <text:p text:style-name="P1"><text:span text:style-name="T7">Connec</text:span><text:span text:style-name="T7">teur</text:span></text:p>
          <text:p text:style-name="P1"><text:span text:style-name="T7">CAN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xml:id="id29" draw:id="id29" draw:layer="layout" svg:width="5.826cm" svg:height="1.749cm" svg:x="9.342cm" svg:y="14.7cm">
          <text:p text:style-name="P15"><text:span text:style-name="T3">Driver</text:span></text:p>
          <text:p text:style-name="P15"><text:span text:style-name="T3">CAN</text:span></text:p>
          <text:p text:style-name="P15"><text:span text:style-name="T3">Esclave</text:span></text:p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25.94cm" svg:height="1.97cm" svg:x="0.998cm" svg:y="0.845cm">
          <draw:text-box>
            <text:p text:style-name="P1"><text:span text:style-name="T6">Mo</text:span><text:span text:style-name="T6">dul</text:span><text:span text:style-name="T6">e </text:span><text:span text:style-name="T6">Maî</text:span><text:span text:style-name="T6">tre</text:span></text:p>
          </draw:text-box>
        </draw:frame>
        <draw:custom-shape draw:style-name="gr45" draw:text-style-name="P18" xml:id="id26" draw:id="id26" draw:layer="layout" svg:width="5.826cm" svg:height="1.435cm" svg:x="9.342cm" svg:y="8.929cm">
          <text:p text:style-name="P17"><text:span text:style-name="T10">Dr</text:span><text:span text:style-name="T10">iv</text:span><text:span text:style-name="T10">er</text:span></text:p>
          <text:p text:style-name="P17"><text:span text:style-name="T10">C</text:span><text:span text:style-name="T10">A</text:span><text:span text:style-name="T10">N</text:span></text:p>
          <text:p text:style-name="P17"><text:span text:style-name="T10">E</text:span><text:span text:style-name="T10">xt</text:span><text:span text:style-name="T10">éri</text:span><text:span text:style-name="T10">eu</text:span><text:span text:style-name="T10">r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xml:id="id23" draw:id="id23" draw:layer="layout" svg:width="5.826cm" svg:height="1.737cm" svg:x="9.325cm" svg:y="3.049cm">
          <text:p text:style-name="P1"><text:span text:style-name="T3">Circuit Contrôle contacteur +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xml:id="id24" draw:id="id24" draw:layer="layout" svg:width="5.826cm" svg:height="1.737cm" svg:x="9.325cm" svg:y="5.012cm">
          <text:p text:style-name="P1"><text:span text:style-name="T11">Circuit </text:span><text:span text:style-name="T11">Préch</text:span><text:span text:style-name="T11">arge </text:span><text:span text:style-name="T11">contac</text:span><text:span text:style-name="T11">teur +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22" draw:id="id22" draw:layer="layout" svg:width="5.429cm" svg:height="2.568cm" svg:x="20.465cm" svg:y="7.418cm">
          <text:p text:style-name="P1"><text:span text:style-name="T2">STM32F44</text:span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1" draw:layer="layout" svg:x1="8.679cm" svg:y1="15.573cm" svg:x2="9.341cm" svg:y2="15.573cm">
          <text:p/>
        </draw:line>
        <draw:line draw:style-name="gr25" draw:text-style-name="P11" draw:layer="layout" svg:x1="9.342cm" svg:y1="3.869cm" svg:x2="8.68cm" svg:y2="3.869cm">
          <text:p/>
        </draw:line>
        <draw:line draw:style-name="gr25" draw:text-style-name="P11" draw:layer="layout" svg:x1="9.342cm" svg:y1="5.757cm" svg:x2="8.68cm" svg:y2="5.757cm">
          <text:p/>
        </draw:line>
        <draw:line draw:style-name="gr25" draw:text-style-name="P11" draw:layer="layout" svg:x1="3.516cm" svg:y1="3.567cm" svg:x2="1cm" svg:y2="3.567cm">
          <text:p/>
        </draw:line>
        <draw:custom-shape draw:style-name="gr46" draw:text-style-name="P12" draw:layer="layout" svg:width="5.164cm" svg:height="10.573cm" svg:x="3.518cm" svg:y="3.114cm">
          <text:p text:style-name="P1"><text:span text:style-name="T7">C</text:span><text:span text:style-name="T7">o</text:span><text:span text:style-name="T7">n</text:span><text:span text:style-name="T7">n</text:span><text:span text:style-name="T7">e</text:span><text:span text:style-name="T7">c</text:span><text:span text:style-name="T7">t</text:span><text:span text:style-name="T7">e</text:span><text:span text:style-name="T7">u</text:span><text:span text:style-name="T7">r </text:span><text:span text:style-name="T7">2</text:span><text:span text:style-name="T7">2 </text:span><text:span text:style-name="T7">p</text:span><text:span text:style-name="T7">o</text:span><text:span text:style-name="T7">s</text:span><text:span text:style-name="T7">it</text:span><text:span text:style-name="T7">i</text:span><text:span text:style-name="T7">o</text:span><text:span text:style-name="T7">n</text:span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xml:id="id25" draw:id="id25" draw:layer="layout" svg:width="5.826cm" svg:height="1.737cm" svg:x="9.345cm" svg:y="6.989cm">
          <text:p text:style-name="P1"><text:span text:style-name="T11">C</text:span><text:span text:style-name="T11">ir</text:span><text:span text:style-name="T11">c</text:span><text:span text:style-name="T11">ui</text:span><text:span text:style-name="T11">t </text:span><text:span text:style-name="T11">C</text:span><text:span text:style-name="T11">o</text:span><text:span text:style-name="T11">n</text:span><text:span text:style-name="T11">tr</text:span><text:span text:style-name="T11">ôl</text:span><text:span text:style-name="T11">e </text:span><text:span text:style-name="T11">c</text:span><text:span text:style-name="T11">o</text:span><text:span text:style-name="T11">n</text:span><text:span text:style-name="T11">t</text:span><text:span text:style-name="T11">a</text:span><text:span text:style-name="T11">ct</text:span><text:span text:style-name="T11">e</text:span><text:span text:style-name="T11">u</text:span><text:span text:style-name="T11">r </text:span><text:span text:style-name="T11">-</text:span></text:p>
          <draw:enhanced-geometry svg:viewBox="0 0 21600 21600" draw:type="rectangle" draw:enhanced-path="M 0 0 L 21600 0 21600 21600 0 21600 0 0 Z N"/>
        </draw:custom-shape>
        <draw:line draw:style-name="gr25" draw:text-style-name="P11" draw:layer="layout" svg:x1="9.361cm" svg:y1="7.884cm" svg:x2="8.699cm" svg:y2="7.884cm">
          <text:p/>
        </draw:line>
        <draw:connector draw:style-name="gr18" draw:text-style-name="P1" draw:layer="layout" svg:x1="20.465cm" svg:y1="8.702cm" svg:x2="15.151cm" svg:y2="3.917cm" draw:start-shape="id22" draw:start-glue-point="3" draw:end-shape="id23" draw:end-glue-point="1" svg:d="M20465 8702h-2657v-4785h-2657" svg:viewBox="0 0 5315 4786">
          <text:p/>
        </draw:connector>
        <draw:connector draw:style-name="gr18" draw:text-style-name="P1" draw:layer="layout" svg:x1="20.465cm" svg:y1="8.702cm" svg:x2="15.151cm" svg:y2="5.88cm" draw:start-shape="id22" draw:start-glue-point="3" draw:end-shape="id24" draw:end-glue-point="1" svg:d="M20465 8702h-2657v-2822h-2657" svg:viewBox="0 0 5315 2823">
          <text:p/>
        </draw:connector>
        <draw:connector draw:style-name="gr18" draw:text-style-name="P1" draw:layer="layout" svg:x1="20.465cm" svg:y1="8.702cm" svg:x2="15.171cm" svg:y2="7.857cm" draw:start-shape="id22" draw:start-glue-point="3" draw:end-shape="id25" draw:end-glue-point="1" svg:d="M20465 8702h-2647v-845h-2647" svg:viewBox="0 0 5295 846">
          <text:p/>
        </draw:connector>
        <draw:custom-shape draw:style-name="gr47" draw:text-style-name="P12" draw:layer="layout" svg:width="5.164cm" svg:height="1.586cm" svg:x="3.512cm" svg:y="17.036cm">
          <text:p text:style-name="P1"><text:span text:style-name="T7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xml:id="id30" draw:id="id30" draw:layer="layout" svg:width="5.83cm" svg:height="1.586cm" svg:x="9.338cm" svg:y="17.036cm">
          <text:p text:style-name="P1"><text:span text:style-name="T7">Driver DEL</text:span></text:p>
          <draw:enhanced-geometry svg:viewBox="0 0 21600 21600" draw:type="rectangle" draw:enhanced-path="M 0 0 L 21600 0 21600 21600 0 21600 0 0 Z N"/>
        </draw:custom-shape>
        <draw:line draw:style-name="gr25" draw:text-style-name="P11" draw:layer="layout" svg:x1="9.359cm" svg:y1="17.804cm" svg:x2="8.697cm" svg:y2="17.804cm">
          <text:p/>
        </draw:line>
        <draw:frame draw:style-name="gr41" draw:text-style-name="P14" draw:layer="layout" svg:width="1.192cm" svg:height="1.119cm" svg:x="1.508cm" svg:y="16.6cm">
          <draw:text-box>
            <text:p><text:span text:style-name="T9">+</text:span></text:p>
          </draw:text-box>
        </draw:frame>
        <draw:line draw:style-name="gr25" draw:text-style-name="P11" draw:layer="layout" svg:x1="3.533cm" svg:y1="17.578cm" svg:x2="1cm" svg:y2="17.58cm">
          <text:p/>
        </draw:line>
        <draw:line draw:style-name="gr25" draw:text-style-name="P11" draw:layer="layout" svg:x1="3.512cm" svg:y1="18.094cm" svg:x2="1cm" svg:y2="18.108cm">
          <text:p/>
        </draw:line>
        <draw:line draw:style-name="gr25" draw:text-style-name="P11" draw:layer="layout" svg:x1="3.516cm" svg:y1="13.158cm" svg:x2="1cm" svg:y2="13.158cm">
          <text:p/>
        </draw:line>
        <draw:frame draw:style-name="gr32" draw:text-style-name="P13" draw:layer="layout" svg:width="1.589cm" svg:height="5.927cm" svg:x="1cm" svg:y="5.68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line draw:style-name="gr25" draw:text-style-name="P11" draw:layer="layout" svg:x1="9.342cm" svg:y1="9.609cm" svg:x2="8.68cm" svg:y2="9.609cm">
          <text:p/>
        </draw:line>
        <draw:connector draw:style-name="gr18" draw:text-style-name="P1" draw:layer="layout" svg:x1="20.465cm" svg:y1="8.702cm" svg:x2="15.168cm" svg:y2="9.646cm" draw:start-shape="id22" draw:start-glue-point="3" draw:end-shape="id26" draw:end-glue-point="1" svg:d="M20465 8702h-2649v944h-2648" svg:viewBox="0 0 5298 945">
          <text:p/>
        </draw:connector>
        <draw:custom-shape draw:style-name="gr45" draw:text-style-name="P19" xml:id="id27" draw:id="id27" draw:layer="layout" svg:width="5.826cm" svg:height="1.435cm" svg:x="9.342cm" svg:y="10.59cm">
          <text:p text:style-name="P1"><text:span text:style-name="T3">Circuit d’activation de charge</text:span></text:p>
          <draw:enhanced-geometry svg:viewBox="0 0 21600 21600" draw:type="rectangle" draw:enhanced-path="M 0 0 L 21600 0 21600 21600 0 21600 0 0 Z N"/>
        </draw:custom-shape>
        <draw:custom-shape draw:style-name="gr45" draw:text-style-name="P19" xml:id="id28" draw:id="id28" draw:layer="layout" svg:width="5.826cm" svg:height="1.435cm" svg:x="9.342cm" svg:y="12.252cm">
          <text:p text:style-name="P1"><text:span text:style-name="T3">Circuit de désactivation de charge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20.465cm" svg:y1="8.702cm" svg:x2="15.168cm" svg:y2="11.307cm" draw:start-shape="id22" draw:start-glue-point="3" draw:end-shape="id27" draw:end-glue-point="1" svg:d="M20465 8702h-2649v2605h-2648" svg:viewBox="0 0 5298 2606">
          <text:p/>
        </draw:connector>
        <draw:connector draw:style-name="gr18" draw:text-style-name="P1" draw:layer="layout" svg:x1="20.465cm" svg:y1="8.702cm" svg:x2="15.168cm" svg:y2="12.969cm" draw:start-shape="id22" draw:start-glue-point="3" draw:end-shape="id28" svg:d="M20465 8702h-2649v4267h-2648" svg:viewBox="0 0 5298 4268">
          <text:p/>
        </draw:connector>
        <draw:line draw:style-name="gr25" draw:text-style-name="P11" draw:layer="layout" svg:x1="9.343cm" svg:y1="11.346cm" svg:x2="8.681cm" svg:y2="11.346cm">
          <text:p/>
        </draw:line>
        <draw:line draw:style-name="gr25" draw:text-style-name="P11" draw:layer="layout" svg:x1="9.343cm" svg:y1="13.007cm" svg:x2="8.681cm" svg:y2="13.007cm">
          <text:p/>
        </draw:line>
        <draw:line draw:style-name="gr49" draw:text-style-name="P11" draw:layer="layout" svg:x1="3.534cm" svg:y1="15.67cm" svg:x2="1.001cm" svg:y2="15.673cm">
          <text:p/>
        </draw:line>
        <draw:connector draw:style-name="gr18" draw:text-style-name="P1" draw:layer="layout" svg:x1="23.179cm" svg:y1="9.986cm" svg:x2="15.168cm" svg:y2="15.574cm" draw:start-shape="id22" draw:start-glue-point="2" draw:end-shape="id29" draw:end-glue-point="1" svg:d="M23179 9986v5588h-8011" svg:viewBox="0 0 8012 5589">
          <text:p/>
        </draw:connector>
        <draw:connector draw:style-name="gr18" draw:text-style-name="P1" draw:layer="layout" svg:x1="23.179cm" svg:y1="9.986cm" svg:x2="15.168cm" svg:y2="17.829cm" draw:start-shape="id22" draw:start-glue-point="2" draw:end-shape="id30" draw:end-glue-point="1" svg:d="M23179 9986v7843h-8011" svg:viewBox="0 0 8012 7844">
          <text:p/>
        </draw:connector>
        <draw:frame draw:style-name="gr41" draw:text-style-name="P14" draw:layer="layout" svg:width="1.192cm" svg:height="1.119cm" svg:x="1.529cm" svg:y="17.957cm">
          <draw:text-box>
            <text:p><text:span text:style-name="T9">-</text:span></text:p>
          </draw:text-box>
        </draw:frame>
      </draw:page>
      <draw:page draw:name="Lecture courant" draw:style-name="dp1" draw:master-page-name="Default">
        <draw:custom-shape draw:style-name="gr50" draw:text-style-name="P3" draw:layer="layout" svg:width="22.907cm" svg:height="6.948cm" svg:x="2.589cm" svg:y="2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xml:id="id31" draw:id="id31" draw:layer="layout" svg:width="5.429cm" svg:height="2.568cm" svg:x="19.141cm" svg:y="4.775cm">
          <text:p text:style-name="P1"><text:span text:style-name="T2">STM32F446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5.296cm" svg:height="1.36cm" svg:x="3.383cm" svg:y="7.645cm">
          <text:p text:style-name="P1"><text:span text:style-name="T7">Connecteur</text:span></text:p>
          <text:p text:style-name="P1"><text:span text:style-name="T7">CAN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5.296cm" svg:height="1.36cm" svg:x="3.383cm" svg:y="6.134cm">
          <text:p text:style-name="P1"><text:span text:style-name="T7">Connecteur</text:span></text:p>
          <text:p text:style-name="P1"><text:span text:style-name="T7">CAN</text:span>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cm" svg:y1="6.89cm" svg:x2="3.383cm" svg:y2="6.89cm">
          <text:p/>
        </draw:line>
        <draw:frame draw:style-name="gr20" draw:text-style-name="P9" draw:layer="layout" svg:width="25.94cm" svg:height="1.97cm" svg:x="0.998cm" svg:y="0.759cm">
          <draw:text-box>
            <text:p text:style-name="P1"><text:span text:style-name="T6">L</text:span><text:span text:style-name="T6">e</text:span><text:span text:style-name="T6">c</text:span><text:span text:style-name="T6">t</text:span><text:span text:style-name="T6">e</text:span><text:span text:style-name="T6">u</text:span><text:span text:style-name="T6">r</text:span><text:span text:style-name="T6"> </text:span><text:span text:style-name="T6">d</text:span><text:span text:style-name="T6">e</text:span><text:span text:style-name="T6"> </text:span><text:span text:style-name="T6">c</text:span><text:span text:style-name="T6">o</text:span><text:span text:style-name="T6">u</text:span><text:span text:style-name="T6">r</text:span><text:span text:style-name="T6">a</text:span><text:span text:style-name="T6">n</text:span><text:span text:style-name="T6">t</text:span></text:p>
          </draw:text-box>
        </draw:frame>
        <draw:line draw:style-name="gr35" draw:text-style-name="P11" draw:layer="layout" svg:x1="3.383cm" svg:y1="8.325cm" svg:x2="1cm" svg:y2="8.325cm">
          <text:p/>
        </draw:line>
        <draw:custom-shape draw:style-name="gr51" draw:text-style-name="P12" draw:layer="layout" svg:width="5.31cm" svg:height="2.629cm" svg:x="3.383cm" svg:y="3.265cm">
          <text:p text:style-name="P1"><text:span text:style-name="T7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2" xml:id="id32" draw:id="id32" draw:layer="layout" svg:width="5.83cm" svg:height="2.894cm" svg:x="9.355cm" svg:y="3cm">
          <text:p text:style-name="P1"><text:span text:style-name="T7">Circuit de lecture de tension de la résistance de me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1" draw:layer="layout" svg:x1="9.376cm" svg:y1="4.774cm" svg:x2="8.714cm" svg:y2="4.774cm">
          <text:p/>
        </draw:line>
        <draw:line draw:style-name="gr53" draw:text-style-name="P11" draw:layer="layout" svg:x1="3.382cm" svg:y1="4.096cm" svg:x2="1.016cm" svg:y2="4.096cm">
          <text:p/>
        </draw:line>
        <draw:line draw:style-name="gr53" draw:text-style-name="P11" draw:layer="layout" svg:x1="3.382cm" svg:y1="4.927cm" svg:x2="1.016cm" svg:y2="4.927cm">
          <text:p/>
        </draw:line>
        <draw:frame draw:style-name="gr41" draw:text-style-name="P14" draw:layer="layout" svg:width="1.059cm" svg:height="1.119cm" svg:x="1.529cm" svg:y="3.401cm">
          <draw:text-box>
            <text:p><text:span text:style-name="T9">+</text:span></text:p>
          </draw:text-box>
        </draw:frame>
        <draw:frame draw:style-name="gr41" draw:text-style-name="P14" draw:layer="layout" svg:width="1.192cm" svg:height="1.119cm" svg:x="1.662cm" svg:y="4.761cm">
          <draw:text-box>
            <text:p><text:span text:style-name="T9">-</text:span></text:p>
          </draw:text-box>
        </draw:frame>
        <draw:custom-shape draw:style-name="gr54" draw:text-style-name="P19" xml:id="id33" draw:id="id33" draw:layer="layout" svg:width="5.826cm" svg:height="2.87cm" svg:x="9.342cm" svg:y="6.134cm">
          <text:p text:style-name="P1"><text:span text:style-name="T3">Driver</text:span></text:p>
          <text:p text:style-name="P1"><text:span text:style-name="T3">CAN</text:span></text:p>
          <text:p text:style-name="P1"><text:span text:style-name="T3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" draw:layer="layout" svg:x1="19.141cm" svg:y1="6.059cm" svg:x2="15.185cm" svg:y2="4.447cm" draw:start-shape="id31" draw:start-glue-point="3" draw:end-shape="id32" draw:end-glue-point="1" svg:d="M19141 6059h-1978v-1612h-1978" svg:viewBox="0 0 3957 1613">
          <text:p/>
        </draw:connector>
        <draw:connector draw:style-name="gr18" draw:text-style-name="P1" draw:layer="layout" svg:x1="19.141cm" svg:y1="6.059cm" svg:x2="15.168cm" svg:y2="7.569cm" draw:start-shape="id31" draw:start-glue-point="3" draw:end-shape="id33" draw:end-glue-point="1" svg:d="M19141 6059h-1987v1510h-1986" svg:viewBox="0 0 3974 1511">
          <text:p/>
        </draw:connector>
        <draw:line draw:style-name="gr25" draw:text-style-name="P11" draw:layer="layout" svg:x1="9.342cm" svg:y1="6.89cm" svg:x2="8.68cm" svg:y2="6.89cm">
          <text:p/>
        </draw:line>
        <draw:line draw:style-name="gr25" draw:text-style-name="P11" draw:layer="layout" svg:x1="9.342cm" svg:y1="8.325cm" svg:x2="8.68cm" svg:y2="8.3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5:23:26.959865023</meta:creation-date>
    <meta:generator>LibreOffice/5.2.7.2$Linux_X86_64 LibreOffice_project/20m0$Build-2</meta:generator>
    <dc:date>2017-05-23T23:11:52.495265819</dc:date>
    <meta:editing-duration>PT1H36M31S</meta:editing-duration>
    <meta:editing-cycles>25</meta:editing-cycles>
    <meta:document-statistic meta:object-count="155"/>
  </office:meta>
</office:document-meta>
</file>